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e46" officeooo:paragraph-rsid="0018ae46"/>
    </style:style>
    <style:style style:name="P2" style:family="paragraph" style:parent-style-name="Standard">
      <style:paragraph-properties fo:text-align="center" style:justify-single-word="false"/>
      <style:text-properties officeooo:rsid="0018ae46" officeooo:paragraph-rsid="0018ae46"/>
    </style:style>
    <style:style style:name="P3" style:family="paragraph" style:parent-style-name="Standard">
      <style:text-properties officeooo:rsid="001aa1dc" officeooo:paragraph-rsid="001aa1dc"/>
    </style:style>
    <style:style style:name="P4" style:family="paragraph" style:parent-style-name="Standard">
      <style:text-properties officeooo:rsid="001aa1dc" officeooo:paragraph-rsid="001be5df"/>
    </style:style>
    <style:style style:name="P5" style:family="paragraph" style:parent-style-name="Standard">
      <style:text-properties officeooo:rsid="001be5df" officeooo:paragraph-rsid="001be5df"/>
    </style:style>
    <style:style style:name="P6" style:family="paragraph" style:parent-style-name="Standard">
      <style:text-properties fo:font-style="italic" officeooo:rsid="001be5df" officeooo:paragraph-rsid="001be5df" style:font-style-asian="italic" style:font-style-complex="italic"/>
    </style:style>
    <style:style style:name="P7" style:family="paragraph" style:parent-style-name="Standard">
      <style:text-properties fo:font-style="italic" officeooo:rsid="001e1e4b" officeooo:paragraph-rsid="001e1e4b" style:font-style-asian="italic" style:font-style-complex="italic"/>
    </style:style>
    <style:style style:name="P8" style:family="paragraph" style:parent-style-name="Standard">
      <style:text-properties officeooo:rsid="001e1e4b" officeooo:paragraph-rsid="001e1e4b"/>
    </style:style>
    <style:style style:name="P9" style:family="paragraph" style:parent-style-name="Standard">
      <style:text-properties fo:font-weight="bold" officeooo:rsid="001be5df" officeooo:paragraph-rsid="001be5df" style:font-weight-asian="bold" style:font-weight-complex="bold"/>
    </style:style>
    <style:style style:name="P10" style:family="paragraph" style:parent-style-name="Standard">
      <style:text-properties style:text-position="0% 100%" fo:font-weight="normal" officeooo:rsid="001e1e4b" officeooo:paragraph-rsid="001e1e4b" style:font-weight-asian="normal" style:font-weight-complex="normal"/>
    </style:style>
    <style:style style:name="P11" style:family="paragraph" style:parent-style-name="Standard">
      <style:text-properties style:text-position="0% 100%" fo:font-style="italic" fo:font-weight="normal" officeooo:rsid="001f43c4" officeooo:paragraph-rsid="001f43c4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1dc" style:font-weight-asian="bold" style:font-weight-complex="bold"/>
    </style:style>
    <style:style style:name="T3" style:family="text">
      <style:text-properties fo:font-weight="bold" officeooo:rsid="00236ed1" style:font-weight-asian="bold" style:font-weight-complex="bold"/>
    </style:style>
    <style:style style:name="T4" style:family="text">
      <style:text-properties officeooo:rsid="001aa1dc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" fo:font-weight="bold" style:font-name-asian="Liberation Serif" style:font-weight-asian="bold" style:font-name-complex="Liberation Serif" style:font-weight-complex="bold"/>
    </style:style>
    <style:style style:name="T9" style:family="text">
      <style:text-properties style:text-position="0% 100%" officeooo:rsid="001be5df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weight="bold" officeooo:rsid="001be5df" style:font-weight-asian="bold" style:font-weight-complex="bold"/>
    </style:style>
    <style:style style:name="T12" style:family="text">
      <style:text-properties style:text-position="0% 100%" fo:font-weight="bold" officeooo:rsid="001aa1dc" style:font-weight-asian="bold" style:font-weight-complex="bold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01e6702" style:font-weight-asian="normal" style:font-weight-complex="normal"/>
    </style:style>
    <style:style style:name="T15" style:family="text">
      <style:text-properties style:text-position="0% 100%" fo:font-weight="normal" officeooo:rsid="0023edbb" style:font-weight-asian="normal" style:font-weight-complex="normal"/>
    </style:style>
    <style:style style:name="T16" style:family="text">
      <style:text-properties style:text-position="0% 100%" officeooo:rsid="00225c8f"/>
    </style:style>
    <style:style style:name="T17" style:family="text">
      <style:text-properties officeooo:rsid="001be5d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d29fc"/>
    </style:style>
    <style:style style:name="T20" style:family="text">
      <style:text-properties officeooo:rsid="00219d62"/>
    </style:style>
    <style:style style:name="T21" style:family="text">
      <style:text-properties officeooo:rsid="00236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No</text:span>. 5</text:p>
      <text:p text:style-name="P2"><text:span text:style-name="T1">Assignment Title</text:span>: <text:span text:style-name="T4">Linear time sorting</text:span></text:p>
      <text:p text:style-name="P1"><text:span text:style-name="T1">P</text:span><text:span text:style-name="T2">art A</text:span>:</text:p>
      <text:p text:style-name="P4"><text:span text:style-name="T17">A</text:span>n array <text:span text:style-name="T1">A</text:span> of <text:span text:style-name="T1">n</text:span> elements (<text:span text:style-name="T1">e</text:span><text:span text:style-name="T6">1</text:span><text:span text:style-name="T18">,</text:span><text:span text:style-name="T1"> e</text:span><text:span text:style-name="T6">2</text:span><text:span text:style-name="T18">, ...,</text:span><text:span text:style-name="T1"> e</text:span><text:span text:style-name="T6">n</text:span>) <text:span text:style-name="T17">and </text:span><text:span text:style-name="T9">and two integers </text:span><text:span text:style-name="T11">j</text:span><text:span text:style-name="T9"> and </text:span><text:span text:style-name="T11">k</text:span><text:span text:style-name="T9"> (</text:span><text:span text:style-name="T10">1&lt;j&lt;k&lt;n</text:span><text:span text:style-name="T9">) are</text:span><text:span text:style-name="T17"> given. For e</text:span>ach element <text:span text:style-name="T1">e</text:span><text:span text:style-name="T6">i</text:span><text:span text:style-name="T5"> <text:s/></text:span><text:span text:style-name="T7">in </text:span><text:span text:style-name="T10">A</text:span><text:span text:style-name="T9">,</text:span><text:span text:style-name="T7"> we know </text:span><text:span text:style-name="T16">that</text:span><text:span text:style-name="T9"> </text:span><text:span text:style-name="T10">j </text:span><text:span text:style-name="T8">≤</text:span><text:span text:style-name="T10"> e</text:span><text:span text:style-name="T6">i</text:span><text:span text:style-name="T10"> </text:span><text:span text:style-name="T8">≤</text:span><text:span text:style-name="T10"> k.</text:span></text:p>
      <text:p text:style-name="P5"/>
      <text:p text:style-name="P5">Your <text:span text:style-name="T1">first task</text:span> is to write a function that takes the number of elements <text:span text:style-name="T21">(</text:span><text:span text:style-name="T3">n</text:span><text:span text:style-name="T21">), </text:span><text:span text:style-name="T3">j</text:span><text:span text:style-name="T21"> and </text:span><text:span text:style-name="T3">k</text:span> as input, and generates such an array of n elements and returns it.</text:p>
      <text:p text:style-name="P9"/>
      <text:p text:style-name="P6"><text:span text:style-name="T18">Hint</text:span>: You can use <text:span text:style-name="T19">in-built </text:span>random functions (rand() <text:span text:style-name="T19">and srand() in</text:span> <text:span text:style-name="T19">C</text:span>) see <text:a xlink:type="simple" xlink:href="https://www.geeksforgeeks.org/generating-random-number-range-c/" text:style-name="Internet_20_link" text:visited-style-name="Visited_20_Internet_20_Link">link</text:a></text:p>
      <text:p text:style-name="P3"/>
      <text:p text:style-name="P3"><text:span text:style-name="T1">Part B</text:span>:</text:p>
      <text:p text:style-name="P5">Your <text:span text:style-name="T1">second task</text:span> is to write a fucntion <text:span text:style-name="T19">that takes the randomly generated array from part A and </text:span>sort<text:span text:style-name="T19">s</text:span> <text:span text:style-name="T19">the </text:span>array in linear time <text:span text:style-name="T19">(</text:span>i.e. in O(n)<text:span text:style-name="T19">) and prints the sorted values</text:span>.</text:p>
      <text:p text:style-name="P3"/>
      <text:p text:style-name="P7">Hint: Check the topics covered in the DAA theory webpage.</text:p>
      <text:p text:style-name="P3"/>
      <text:p text:style-name="P3"><text:span text:style-name="T1">Part C</text:span>: <text:span text:style-name="T20">[Bonus]</text:span></text:p>
      <text:p text:style-name="P8">Consider a situation when <text:s/>there is no constraints on the value of <text:span text:style-name="T1">j</text:span> and <text:span text:style-name="T1">k </text:span><text:span text:style-name="T18">except for </text:span><text:span text:style-name="T1">j&lt;k</text:span>, and <text:span text:style-name="T1">n &lt;</text:span><text:span text:style-name="T12">&lt; </text:span><text:span text:style-name="T10">(</text:span><text:span text:style-name="T12">k – </text:span><text:span text:style-name="T10">j)</text:span><text:span text:style-name="T13">. You can assume that the elements of the array A </text:span><text:span text:style-name="T15">are</text:span><text:span text:style-name="T13"> distributed uniformly randomly.</text:span></text:p>
      <text:p text:style-name="P8"><text:span text:style-name="T13">With this assumption, your third task is to sort the array in </text:span><text:span text:style-name="T14">(expected) </text:span><text:span text:style-name="T13">linear time using linear amount of memory.</text:span></text:p>
      <text:p text:style-name="P10"/>
      <text:p text:style-name="P11">Hint: If you divide the interval k-j into n (nearly) equal sub-intervals, then you can expect that each sub-interval will contain exactly one element of the array, since the elements are distributed uniformly randomly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2:31:02.851208626</meta:creation-date>
    <meta:generator>LibreOffice/7.3.7.2$Linux_X86_64 LibreOffice_project/30$Build-2</meta:generator>
    <dc:date>2023-02-14T10:20:21.917940442</dc:date>
    <meta:editing-duration>PT17M59S</meta:editing-duration>
    <meta:editing-cycles>9</meta:editing-cycles>
    <meta:document-statistic meta:table-count="0" meta:image-count="0" meta:object-count="0" meta:page-count="1" meta:paragraph-count="13" meta:word-count="227" meta:character-count="1211" meta:non-whitespace-character-count="993"/>
  </office:meta>
</office:document-meta>
</file>